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mic Sans MS" svg:font-family="'Comic Sans MS'"/>
    <style:font-face style:name="Georgia" svg:font-family="Georgia"/>
    <style:font-face style:name="Courier Prime" svg:font-family="'Courier Prime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break-before="auto" fo:break-after="auto" style:writing-mode="lr-tb"/>
      <style:text-properties style:font-name="Courier Prime" style:text-underline-style="none" officeooo:paragraph-rsid="000b4673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fo:break-before="auto" fo:break-after="auto" style:writing-mode="lr-tb"/>
      <style:text-properties style:font-name="Courier Prime" style:text-underline-style="none" fo:font-weight="bold" officeooo:paragraph-rsid="000b4673" style:font-weight-asian="bold" style:font-weight-complex="bold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style:writing-mode="lr-tb"/>
      <style:text-properties style:font-name="Courier Prime" style:text-underline-style="none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style:writing-mode="lr-tb"/>
      <style:text-properties style:font-name="Courier Prime" style:text-underline-style="none" officeooo:paragraph-rsid="000b4673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style:writing-mode="lr-tb"/>
      <style:text-properties style:font-name="Courier Prime" style:text-underline-style="none" fo:font-weight="bold" officeooo:paragraph-rsid="000b4673" style:font-weight-asian="bold" style:font-weight-complex="bold"/>
    </style:style>
    <style:style style:name="P6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 style:page-number="auto" fo:break-before="auto" fo:break-after="auto" style:writing-mode="lr-tb"/>
      <style:text-properties style:font-name="Courier Prime" style:text-underline-style="none"/>
    </style:style>
    <style:style style:name="T1" style:family="text">
      <style:text-properties fo:color="#000000" loext:opacity="100%" style:text-line-through-style="none" style:text-line-through-type="none" fo:font-size="16pt" fo:font-style="normal" fo:font-weight="normal" style:font-name-asian="Comic Sans MS" style:font-size-asian="16pt" style:font-style-asian="normal" style:font-weight-asian="normal" style:font-name-complex="Comic Sans MS" style:font-size-complex="16pt" style:font-style-complex="normal" style:font-weight-complex="normal"/>
    </style:style>
    <style:style style:name="T2" style:family="text">
      <style:text-properties fo:color="#000000" loext:opacity="100%" style:text-line-through-style="none" style:text-line-through-type="none" fo:font-size="16pt" fo:font-style="normal" fo:font-weight="normal" officeooo:rsid="000cff05" style:font-name-asian="Comic Sans MS" style:font-size-asian="16pt" style:font-style-asian="normal" style:font-weight-asian="normal" style:font-name-complex="Comic Sans MS" style:font-size-complex="16pt" style:font-style-complex="normal" style:font-weight-complex="normal"/>
    </style:style>
    <style:style style:name="T3" style:family="text">
      <style:text-properties fo:color="#000000" loext:opacity="100%" style:text-line-through-style="none" style:text-line-through-type="none" fo:font-size="16pt" fo:font-style="normal" fo:font-weight="normal" officeooo:rsid="000ebbc5" style:font-name-asian="Comic Sans MS" style:font-size-asian="16pt" style:font-style-asian="normal" style:font-weight-asian="normal" style:font-name-complex="Comic Sans MS" style:font-size-complex="16pt" style:font-style-complex="normal" style:font-weight-complex="normal"/>
    </style:style>
    <style:style style:name="T4" style:family="text">
      <style:text-properties fo:color="#000000" loext:opacity="100%" style:text-line-through-style="none" style:text-line-through-type="none" fo:font-size="16pt" fo:font-style="normal" fo:font-weight="bold" style:font-name-asian="Comic Sans MS" style:font-size-asian="16pt" style:font-style-asian="normal" style:font-weight-asian="bold" style:font-name-complex="Comic Sans MS" style:font-size-complex="16pt" style:font-style-complex="normal" style:font-weight-complex="bold"/>
    </style:style>
    <style:style style:name="T5" style:family="text">
      <style:text-properties fo:color="#000000" loext:opacity="100%" style:text-line-through-style="none" style:text-line-through-type="none" fo:font-size="16pt" fo:font-style="normal" style:font-name-asian="Comic Sans MS" style:font-size-asian="16pt" style:font-style-asian="normal" style:font-name-complex="Comic Sans MS" style:font-size-complex="16pt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1">EJEMPLO GUIÓN TEATRAL</text:span></text:p>
      <text:p text:style-name="P3"><text:span text:style-name="T1"/></text:p>
      <text:p text:style-name="P1"><text:span text:style-name="T1">PRIMER ACTO</text:span></text:p>
      <text:p text:style-name="P4"><text:span text:style-name="T1"/></text:p>
      <text:p text:style-name="P4"><text:span text:style-name="T1">El baño del </text:span><text:span text:style-name="T4">departamento</text:span><text:span text:style-name="T1"> de Mónica. Un baño muy bien </text:span><text:span text:style-name="T4">amueblado</text:span><text:span text:style-name="T1"> y con acabados lujosos. La </text:span><text:span text:style-name="T4">puerta</text:span><text:span text:style-name="T1"> está del lado izquierdo. Azulejos de color amarillo pastel con figurillas que se engarzan </text:span><text:span text:style-name="T4">entre</text:span><text:span text:style-name="T1"> sí. El lavamanos tiene dos </text:span><text:span text:style-name="T4">puerta</text:span><text:span text:style-name="T1">s en la parte inferior, un </text:span><text:span text:style-name="T4">espejo</text:span><text:span text:style-name="T1"> </text:span><text:span text:style-name="T4">encima</text:span><text:span text:style-name="T1"> que toca el techo, al lado derecho un </text:span><text:span text:style-name="T4">retrete</text:span><text:span text:style-name="T1"> y a la diestra de este se </text:span><text:span text:style-name="T4">encuentra</text:span><text:span text:style-name="T1"> la tina de hidromasaje. Tres cuadros decorativos. Jabones de colores y una maceta.</text:span></text:p>
      <text:p text:style-name="P4"><text:span text:style-name="T1"/></text:p>
      <text:p text:style-name="P5"><text:span text:style-name="T5">ESCENA I</text:span></text:p>
      <text:p text:style-name="P4"><text:span text:style-name="T1"/></text:p>
      <text:p text:style-name="P4"><text:span text:style-name="T1">Mónica entra al baño, trae en la mano un teléfono inalámbrico, cierra la </text:span><text:span text:style-name="T4">puerta</text:span><text:span text:style-name="T1"> y se mira en el </text:span><text:span text:style-name="T4">espejo</text:span><text:span text:style-name="T1"> de forma pensativa y como </text:span><text:span text:style-name="T4">reconociéndose</text:span><text:span text:style-name="T1"> a sí </text:span><text:span text:style-name="T4">misma</text:span><text:span text:style-name="T1">, </text:span><text:span text:style-name="T4">mirándose</text:span><text:span text:style-name="T1"> extrañada como si su reflejo no </text:span><text:span text:style-name="T4">fuera</text:span><text:span text:style-name="T1"> el de ella </text:span><text:span text:style-name="T4">misma</text:span><text:span text:style-name="T1">. Se toca la cara.</text:span></text:p>
      <text:p text:style-name="P4"><text:span text:style-name="T1"/></text:p>
      <text:p text:style-name="P4"><text:span text:style-name="T1">Mónica: M</text:span><text:span text:style-name="T2">m</text:span><text:span text:style-name="T1">m! No cabe la menor duda; ya no tengo el </text:span><text:span text:style-name="T4">mismo</text:span><text:span text:style-name="T1"> aspecto, no soy la </text:span><text:span text:style-name="T4">misma</text:span><text:span text:style-name="T1">. Estos últimos veinte años han acabado </text:span><text:span text:style-name="T4">conmigo</text:span><text:span text:style-name="T1">. Las bolsas debajo de mis ojos son de insomnio, las patas de gallo al lado de las sienes son el resultado de la experiencia insatisfecha y mediocre que he adquirido; esta </text:span><text:span text:style-name="T4">marca</text:span><text:span text:style-name="T1"> (señalando la </text:span><text:span text:style-name="T4">marca</text:span><text:span text:style-name="T1"> que la sonrisa deja al paso del </text:span><text:span text:style-name="T4">tiempo</text:span><text:span text:style-name="T1">) es de hipocresía. De </text:span><text:span text:style-name="T4">vivir</text:span><text:span text:style-name="T1"> siendo la que no soy, mostrándome como muñeca de porcelana a la cual no se le permite quebrarse y fingir afecto por aquellas personas que no soportaba, (suspira con desánimo y resignación).</text:span></text:p>
      <text:p text:style-name="P4"><text:span text:style-name="T1"/></text:p>
      <text:p text:style-name="P4"><text:span text:style-name="T1">Hace una </text:span><text:span text:style-name="T4">pausa</text:span><text:span text:style-name="T1"> leve mientras </text:span><text:span text:style-name="T4">continúa</text:span><text:span text:style-name="T1"> explorando su cara.</text:span></text:p>
      <text:p text:style-name="P4"><text:span text:style-name="T1"/></text:p>
      <text:p text:style-name="P4"><text:span text:style-name="T1">Mónica: Las arrugas en mi frente son por resguardarme en los brazos protectores de mami y papi y haber sido lo que ellos querían que </text:span><text:span text:style-name="T4">fuera</text:span><text:span text:style-name="T1"> y no la que </text:span><text:span text:style-name="T4">necesito</text:span><text:span text:style-name="T1"> ser o más bien la que soy y se </text:span><text:span text:style-name="T4">encuentra</text:span><text:span text:style-name="T1"> comprimida </text:span><text:span text:style-name="T4">dentro</text:span><text:span text:style-name="T1"> de mí; encerrada en una jaula irrompible e infranqueable </text:span><text:soft-page-break/><text:span text:style-name="T1">muy </text:span><text:span text:style-name="T4">dentro</text:span><text:span text:style-name="T1"> de mí y que sólo el enfrentamiento con mis miedos y </text:span><text:span text:style-name="T4">conmigo</text:span><text:span text:style-name="T1"> </text:span><text:span text:style-name="T4">misma</text:span><text:span text:style-name="T1"> rompería liberándola.</text:span></text:p>
      <text:p text:style-name="P4"><text:span text:style-name="T1"/></text:p>
      <text:p text:style-name="P4"><text:span text:style-name="T1"/></text:p>
      <text:p text:style-name="P2"><text:span text:style-name="T5">ESCENA II</text:span></text:p>
      <text:p text:style-name="P4"><text:span text:style-name="T1"/></text:p>
      <text:p text:style-name="P4"><text:span text:style-name="T1">Descuelga el teléfono y sin dudarlo, pero un poco temerosa, </text:span><text:span text:style-name="T4">marca</text:span><text:span text:style-name="T1"> con impaciencia un número.</text:span></text:p>
      <text:p text:style-name="P4"><text:span text:style-name="T1"/></text:p>
      <text:p text:style-name="P4"><text:span text:style-name="T1">Mónica: </text:span><text:span text:style-name="T2">H</text:span><text:span text:style-name="T1">ola! (en tono sensual), ya extrañaba oír tu voz. Hace días que no nos vemos y ya te </text:span><text:span text:style-name="T4">necesito</text:span><text:span text:style-name="T1"> aquí </text:span><text:span text:style-name="T4">conmigo</text:span><text:span text:style-name="T1">, en todo lo que he podido pensar sin perder un gramo de concentración es en ti. Te </text:span><text:span text:style-name="T4">necesito</text:span><text:span text:style-name="T1"> cerca. El no tener tus caricias me ponen loca y me alteran... </text:span><text:span text:style-name="T2">T</text:span><text:span text:style-name="T1">ú </text:span><text:span text:style-name="T4">sabes</text:span><text:span text:style-name="T1"> (susurrando).</text:span></text:p>
      <text:p text:style-name="P4"><text:span text:style-name="T1"/></text:p>
      <text:p text:style-name="P4"><text:span text:style-name="T1">(</text:span><text:span text:style-name="T4">PAUSA</text:span><text:span text:style-name="T1">)</text:span></text:p>
      <text:p text:style-name="P4"><text:span text:style-name="T1"/></text:p>
      <text:p text:style-name="P4"><text:span text:style-name="T1">Mónica: Yo también te </text:span><text:span text:style-name="T4">quiero</text:span><text:span text:style-name="T1"> (sentimental).</text:span></text:p>
      <text:p text:style-name="P4"><text:span text:style-name="T1"/></text:p>
      <text:p text:style-name="P4"><text:span text:style-name="T1">(</text:span><text:span text:style-name="T4">PAUSA</text:span><text:span text:style-name="T1">)</text:span></text:p>
      <text:p text:style-name="P4"><text:span text:style-name="T1"/></text:p>
      <text:p text:style-name="P4"><text:span text:style-name="T1">Mónica: Uf</text:span><text:span text:style-name="T2">f</text:span><text:span text:style-name="T1">! (con asombro). Está bien intentémoslo.</text:span></text:p>
      <text:p text:style-name="P4"><text:span text:style-name="T1"/></text:p>
      <text:p text:style-name="P4"><text:span text:style-name="T1">Se desliza </text:span><text:span text:style-name="T4">sobre</text:span><text:span text:style-name="T1"> el </text:span><text:span text:style-name="T4">retrete</text:span><text:span text:style-name="T1">, </text:span><text:span text:style-name="T4">comienza</text:span><text:span text:style-name="T1"> a jugar con su cabello, siguiendo con su cuello y cierra los ojos.</text:span></text:p>
      <text:p text:style-name="P4"><text:span text:style-name="T1"/></text:p>
      <text:p text:style-name="P4"><text:span text:style-name="T1">Mónica: Ahh! (en tono de suspiro).</text:span></text:p>
      <text:p text:style-name="P4"><text:span text:style-name="T1"/></text:p>
      <text:p text:style-name="P4"><text:span text:style-name="T4">Continúa</text:span><text:span text:style-name="T1"> con su mano </text:span><text:span text:style-name="T4">acariciándose</text:span><text:span text:style-name="T1"> </text:span><text:span text:style-name="T4">continuando</text:span><text:span text:style-name="T1"> con los senos </text:span><text:span text:style-name="T4">hasta</text:span><text:span text:style-name="T1"> llegar al sexo.</text:span></text:p>
      <text:p text:style-name="P4"><text:span text:style-name="T1"/></text:p>
      <text:p text:style-name="P4"><text:span text:style-name="T1">Reacciona, abre los ojos, se levanta y </text:span><text:span text:style-name="T4">comienza</text:span><text:span text:style-name="T1"> a desvestirse. Se quita la blusa con mucho tacto, se desabrocha el sostén y lo deja caer al suelo. Sostiene el teléfono con el hombro y con ambas manos se pellizca candentemente sus dos pezones </text:span><text:span text:style-name="T4">hasta</text:span><text:span text:style-name="T1"> que se le ponen duros. Los zapatos salen volando </text:span><text:span text:style-name="T4">hasta</text:span><text:span text:style-name="T1"> el otro lado del baño.</text:span></text:p>
      <text:p text:style-name="P4"><text:span text:style-name="T1"/></text:p>
      <text:p text:style-name="P4"><text:span text:style-name="T1">Mónica: Mm</text:span><text:span text:style-name="T2">m</text:span><text:span text:style-name="T1">! (en tono extasiado).</text:span></text:p>
      <text:p text:style-name="P4"><text:span text:style-name="T1"/></text:p>
      <text:p text:style-name="P4"><text:soft-page-break/><text:span text:style-name="T1">Se desabrocha desesperadamente uno a uno los botones del pantalón </text:span><text:span text:style-name="T4">despojándose</text:span><text:span text:style-name="T1"> de éste y </text:span><text:span text:style-name="T4">queda</text:span><text:span text:style-name="T1"> únicamente en calzones.</text:span></text:p>
      <text:p text:style-name="P4"><text:span text:style-name="T1"/></text:p>
      <text:p text:style-name="P4"><text:span text:style-name="T1">Mónica: ¡Prosigue por favor! No te detengas.</text:span></text:p>
      <text:p text:style-name="P4"><text:span text:style-name="T1"/></text:p>
      <text:p text:style-name="P4"><text:span text:style-name="T4">Fuera</text:span><text:span text:style-name="T1"> los calzones. Mónica </text:span><text:span text:style-name="T4">queda</text:span><text:span text:style-name="T1"> completamente desnuda y </text:span><text:span text:style-name="T4">continúa</text:span><text:span text:style-name="T1"> extasiada. </text:span><text:span text:style-name="T4">Comienza</text:span><text:span text:style-name="T1"> a masturbarse con la mano </text:span><text:span text:style-name="T4">derecha</text:span><text:span text:style-name="T1"> e interrumpe la acción para acostarse </text:span><text:span text:style-name="T4">dentro</text:span><text:span text:style-name="T1"> de la bañera. Mónica se </text:span><text:span text:style-name="T4">queda</text:span><text:span text:style-name="T1"> recostada en la bañera haciendo gestos de placer y </text:span><text:span text:style-name="T4">acariciándose</text:span><text:span text:style-name="T1"> por completo con ambas manos.</text:span></text:p>
      <text:p text:style-name="P4"><text:span text:style-name="T1"/></text:p>
      <text:p text:style-name="P4"><text:span text:style-name="T1">SEGUNDO ACTO</text:span></text:p>
      <text:p text:style-name="P4"><text:span text:style-name="T1"/></text:p>
      <text:p text:style-name="P4"><text:span text:style-name="T1">Mónica y </text:span><text:span text:style-name="T4">Mariana</text:span><text:span text:style-name="T1"> en el </text:span><text:span text:style-name="T4">departamento</text:span><text:span text:style-name="T1"> de soltera de ésta última, diez años atrás. Es un </text:span><text:span text:style-name="T4">departamento</text:span><text:span text:style-name="T1"> </text:span><text:span text:style-name="T4">pequeño</text:span><text:span text:style-name="T1">, pero bien </text:span><text:span text:style-name="T4">amueblado</text:span><text:span text:style-name="T1">. Sin lujos, pero sin una sola carencia. Se </text:span><text:span text:style-name="T4">encuentran</text:span><text:span text:style-name="T1"> en la cama de tamaño “King Size” en medio de la estancia, </text:span><text:span text:style-name="T4">encima</text:span><text:span text:style-name="T1"> de un edredón azul. Se alcanza a ver la cocina en segundo plano. Un tostador y un extractor de jugos.</text:span></text:p>
      <text:p text:style-name="P4"><text:span text:style-name="T1"/></text:p>
      <text:p text:style-name="P5"><text:span text:style-name="T5">ESCENA I</text:span></text:p>
      <text:p text:style-name="P4"><text:span text:style-name="T1"/></text:p>
      <text:p text:style-name="P4"><text:span text:style-name="T1">Mónica y </text:span><text:span text:style-name="T4">Mariana</text:span><text:span text:style-name="T1"> se </text:span><text:span text:style-name="T4">encuentran</text:span><text:span text:style-name="T1"> haciendo el amor en la cama de la segunda. Mónica se </text:span><text:span text:style-name="T4">encuentra</text:span><text:span text:style-name="T1"> sentada </text:span><text:span text:style-name="T4">sobre</text:span><text:span text:style-name="T1"> sus </text:span><text:span text:style-name="T4">piernas</text:span><text:span text:style-name="T1"> y </text:span><text:span text:style-name="T4">Mariana</text:span><text:span text:style-name="T1"> recostada frente a ella. La primera acaricia con delicadeza las </text:span><text:span text:style-name="T4">piernas</text:span><text:span text:style-name="T1"> de la segunda y </text:span><text:span text:style-name="T4">comienza</text:span><text:span text:style-name="T1"> a besarle los dedos de los pies subiendo sin prisa y con todo cuidado por sus </text:span><text:span text:style-name="T4">piernas</text:span><text:span text:style-name="T1"> dándoles </text:span><text:span text:style-name="T4">pequeños</text:span><text:span text:style-name="T1"> mordiscos </text:span><text:span text:style-name="T4">entre</text:span><text:span text:style-name="T1"> beso y beso, así, llegando </text:span><text:span text:style-name="T4">hasta</text:span><text:span text:style-name="T1"> sus caderas </text:span><text:span text:style-name="T4">continuando</text:span><text:span text:style-name="T1"> con los besos y complementando con caricias da la vuelta a </text:span><text:span text:style-name="T4">Mariana</text:span><text:span text:style-name="T1"> y </text:span><text:span text:style-name="T4">continúa</text:span><text:span text:style-name="T1"> por la espalda donde se detiene unos instantes.</text:span></text:p>
      <text:p text:style-name="P4"><text:span text:style-name="T1"/></text:p>
      <text:p text:style-name="P4"><text:span text:style-name="T1">Mónica: No cabe duda, eres lo único en mi vida. </text:span><text:span text:style-name="T4">Espero</text:span><text:span text:style-name="T1"> esto dure </text:span><text:span text:style-name="T4">hasta</text:span><text:span text:style-name="T1"> la maldita eternidad, que ningún </text:span><text:span text:style-name="T4">tiempo</text:span><text:span text:style-name="T1"> ajeno nos separe y afrontemos con valor fortaleza y sinceridad todas las adversidades que se nos antepongan en esta senda hacia el clímax de nuestras vidas.</text:span></text:p>
      <text:p text:style-name="P4"><text:span text:style-name="T1"/></text:p>
      <text:p text:style-name="P4"><text:soft-page-break/><text:span text:style-name="T4">Mariana</text:span><text:span text:style-name="T1">: Yo sólo </text:span><text:span text:style-name="T4">espero</text:span><text:span text:style-name="T1"> que se cumplan nuestros sueños y que todo lo que dices se convierta en realidad.</text:span></text:p>
      <text:p text:style-name="P4"><text:span text:style-name="T1"/></text:p>
      <text:p text:style-name="P4"><text:span text:style-name="T1">Llega </text:span><text:span text:style-name="T4">hasta</text:span><text:span text:style-name="T1"> la punta de los cabellos y se los mese con </text:span><text:span text:style-name="T4">movimientos</text:span><text:span text:style-name="T1"> bruscos y alegres.</text:span></text:p>
      <text:p text:style-name="P4"><text:span text:style-name="T1"/></text:p>
      <text:p text:style-name="P4"><text:span text:style-name="T1">Al llegar ahí se abrazan fuertemente y se besan con pasión desenfrenada. Dan vueltas de izquierda a </text:span><text:span text:style-name="T4">derecha</text:span><text:span text:style-name="T1"> de </text:span><text:span text:style-name="T4">derecha</text:span><text:span text:style-name="T1"> a izquierda en un acto de amor </text:span><text:span text:style-name="T4">convirtiéndose</text:span><text:span text:style-name="T1"> en un solo ser como en un </text:span><text:span text:style-name="T4">tiempo</text:span><text:span text:style-name="T1"> suspendido, el cual parece no tener fin.</text:span></text:p>
      <text:p text:style-name="P4"><text:span text:style-name="T1"/></text:p>
      <text:p text:style-name="P4"><text:span text:style-name="T4">Mariana</text:span><text:span text:style-name="T1">, quién quedó </text:span><text:span text:style-name="T4">sobre</text:span><text:span text:style-name="T1"> Mónica, coloca su sexo </text:span><text:span text:style-name="T4">sobre</text:span><text:span text:style-name="T1"> el de su pareja y </text:span><text:span text:style-name="T4">comienzan</text:span><text:span text:style-name="T1"> a realizar </text:span><text:span text:style-name="T4">movimientos</text:span><text:span text:style-name="T1"> pélvicos a lo largo de dos minutos.</text:span></text:p>
      <text:p text:style-name="P4"><text:span text:style-name="T1"/></text:p>
      <text:p text:style-name="P4"><text:span text:style-name="T1">La que estaba arriba se recuesta a un lado de la de abajo y </text:span><text:span text:style-name="T4">comienzan</text:span><text:span text:style-name="T1"> a masturbarse la una a la otra.</text:span></text:p>
      <text:p text:style-name="P4"><text:span text:style-name="T1"/></text:p>
      <text:p text:style-name="P4"><text:span text:style-name="T1">Parece faltarles el aire, pero no se ven intenciones algunas de cesar con el acontecimiento. Mónica se sube literalmente en </text:span><text:span text:style-name="T4">Mariana</text:span><text:span text:style-name="T1"> y se repiten los </text:span><text:span text:style-name="T4">movimientos</text:span><text:span text:style-name="T1"> pélvicos. Después de dos gritos (uno de cada una, pero que se confunden por la uniformidad del </text:span><text:span text:style-name="T4">tiempo</text:span><text:span text:style-name="T1"> en el orgasmo).</text:span></text:p>
      <text:p text:style-name="P4"><text:span text:style-name="T1"/></text:p>
      <text:p text:style-name="P4"><text:span text:style-name="T1">ACTO TERCERO</text:span></text:p>
      <text:p text:style-name="P4"><text:span text:style-name="T1"/></text:p>
      <text:p text:style-name="P4"><text:span text:style-name="T1">El baño del </text:span><text:span text:style-name="T4">departamento</text:span><text:span text:style-name="T1"> de Mónica. Un baño muy bien </text:span><text:span text:style-name="T4">amueblado</text:span><text:span text:style-name="T1"> y con acabados lujosos. La </text:span><text:span text:style-name="T4">puerta</text:span><text:span text:style-name="T1"> está del lado izquierdo. Azulejos de color amarillo pastel con figurillas que se engarzan </text:span><text:span text:style-name="T4">entre</text:span><text:span text:style-name="T1"> sí. El lavamanos tiene dos </text:span><text:span text:style-name="T4">puertas</text:span><text:span text:style-name="T1"> en la parte inferior, un </text:span><text:span text:style-name="T4">espejo</text:span><text:span text:style-name="T1"> </text:span><text:span text:style-name="T4">encima</text:span><text:span text:style-name="T1"> que toca el techo, al lado derecho un </text:span><text:span text:style-name="T4">retrete</text:span><text:span text:style-name="T1"> y a la diestra de este se </text:span><text:span text:style-name="T4">encuentra</text:span><text:span text:style-name="T1"> la tina de hidromasaje. Tres cuadros decorativos. Jabones de colores y una maceta.</text:span></text:p>
      <text:p text:style-name="P4"><text:span text:style-name="T1"/></text:p>
      <text:p text:style-name="P5"><text:span text:style-name="T5">ESCENA I</text:span></text:p>
      <text:p text:style-name="P4"><text:span text:style-name="T1"/></text:p>
      <text:p text:style-name="P4"><text:span text:style-name="T1">Mónica </text:span><text:span text:style-name="T4">continúa</text:span><text:span text:style-name="T1"> extasiada en la tina con el teléfono </text:span><text:span text:style-name="T4">entre</text:span><text:span text:style-name="T1"> el hombro y la oreja.</text:span></text:p>
      <text:p text:style-name="P4"><text:span text:style-name="T1"/></text:p>
      <text:p text:style-name="P4"><text:soft-page-break/><text:span text:style-name="T1">Mónica: ¿Mi </text:span><text:span text:style-name="T4">familia</text:span><text:span text:style-name="T1">? Ya empezaste. Para que cortar un momento tan hermoso como el que estábamos recordando sólo por mi </text:span><text:span text:style-name="T4">familia</text:span><text:span text:style-name="T1">.</text:span></text:p>
      <text:p text:style-name="P4"><text:span text:style-name="T1"/></text:p>
      <text:p text:style-name="P4"><text:span text:style-name="T1">(</text:span><text:span text:style-name="T4">PAUSA</text:span><text:span text:style-name="T1">)</text:span></text:p>
      <text:p text:style-name="P4"><text:span text:style-name="T1"/></text:p>
      <text:p text:style-name="P4"><text:span text:style-name="T1">Mónica: A</text:span><text:span text:style-name="T3">h</text:span><text:span text:style-name="T1">h! Entonces no es mi </text:span><text:span text:style-name="T4">familia</text:span><text:span text:style-name="T1"> eres tú. Eres tú la que vuelve a lo </text:span><text:span text:style-name="T4">mismo</text:span><text:span text:style-name="T1"> y lo </text:span><text:span text:style-name="T4">mismo</text:span><text:span text:style-name="T1"> y lo </text:span><text:span text:style-name="T4">mismo</text:span><text:span text:style-name="T1">.</text:span></text:p>
      <text:p text:style-name="P4"><text:span text:style-name="T1"/></text:p>
      <text:p text:style-name="P4"><text:span text:style-name="T1">(</text:span><text:span text:style-name="T4">PAUSA</text:span><text:span text:style-name="T1">)</text:span></text:p>
      <text:p text:style-name="P4"><text:span text:style-name="T1"/></text:p>
      <text:p text:style-name="P4"><text:span text:style-name="T1">Mónica: Si lo </text:span><text:span text:style-name="T4">quiero</text:span><text:span text:style-name="T1"> pero no lo puedo.</text:span></text:p>
      <text:p text:style-name="P4"><text:span text:style-name="T1"/></text:p>
      <text:p text:style-name="P4"><text:span text:style-name="T1">(</text:span><text:span text:style-name="T4">PAUSA</text:span><text:span text:style-name="T1">)</text:span></text:p>
      <text:p text:style-name="P4"><text:span text:style-name="T1"/></text:p>
      <text:p text:style-name="P4"><text:span text:style-name="T1">Mónica coge el teléfono y se para de un golpe, pero </text:span><text:span text:style-name="T4">contin</text:span><text:span text:style-name="T1">úa </text:span><text:span text:style-name="T4">dentro</text:span><text:span text:style-name="T1"> de la bañera dando vueltas.</text:span></text:p>
      <text:p text:style-name="P4"><text:span text:style-name="T1"/></text:p>
      <text:p text:style-name="P4"><text:span text:style-name="T1">Mónica: No, definitivamente no me atrevo, pero lo </text:span><text:span text:style-name="T4">quiero</text:span><text:span text:style-name="T1"> </text:span><text:span text:style-name="T4">hacer</text:span><text:span text:style-name="T1">. No sé, esto es tan difícil y tan confuso. Llevamos ya diez años así, porqué no </text:span><text:span text:style-name="T4">continuar</text:span><text:span text:style-name="T1">.</text:span></text:p>
      <text:p text:style-name="P4"><text:span text:style-name="T1"/></text:p>
      <text:p text:style-name="P4"><text:span text:style-name="T1">(</text:span><text:span text:style-name="T4">PAUSA</text:span><text:span text:style-name="T1">)</text:span></text:p>
      <text:p text:style-name="P4"><text:span text:style-name="T1"/></text:p>
      <text:p text:style-name="P4"><text:span text:style-name="T1">Mónica: No es que no te ame, eres la razón de mi vida. Eres el motivo de cada mañana, la luna de todas las noches oscuras. Mi inspiración. Pero qué van a decir. Me van a dejar en la calle y luego que voy a </text:span><text:span text:style-name="T4">hacer</text:span><text:span text:style-name="T1">. Imagínate me voy a </text:span><text:span text:style-name="T4">vivir</text:span><text:span text:style-name="T1"> contigo y si no funciona. ¿De qué voy a </text:span><text:span text:style-name="T4">vivir</text:span><text:span text:style-name="T1">?, ¿en dónde dormiré? y peor, ¿qué voy a comer?. No sé </text:span><text:span text:style-name="T4">hacer</text:span><text:span text:style-name="T1"> nada, ¿en qué trabajaría?</text:span></text:p>
      <text:p text:style-name="P4"><text:span text:style-name="T1"/></text:p>
      <text:p text:style-name="P4"><text:span text:style-name="T1">(</text:span><text:span text:style-name="T4">PAUSA</text:span><text:span text:style-name="T1">)</text:span></text:p>
      <text:p text:style-name="P4"><text:span text:style-name="T1"/></text:p>
      <text:p text:style-name="P4"><text:span text:style-name="T1">Mónica: Pues es necesario pensar en eso.</text:span></text:p>
      <text:p text:style-name="P4"><text:span text:style-name="T1"/></text:p>
      <text:p text:style-name="P4"><text:span text:style-name="T1">(</text:span><text:span text:style-name="T4">PAUSA</text:span><text:span text:style-name="T1">)</text:span></text:p>
      <text:p text:style-name="P4"><text:span text:style-name="T1"/></text:p>
      <text:p text:style-name="P4"><text:span text:style-name="T1">Mónica: ¿Qué tome el </text:span><text:span text:style-name="T4">riesgo</text:span><text:span text:style-name="T1">? ¡Tú hablando de </text:span><text:span text:style-name="T4">riesgo</text:span><text:span text:style-name="T1">s! No </text:span><text:span text:style-name="T4">sabes</text:span><text:span text:style-name="T1"> el </text:span><text:span text:style-name="T4">riesgo</text:span><text:span text:style-name="T1"> que corro cada vez que te veo, cada vez que me hablas, cada vez que nos amamos. No </text:span><text:span text:style-name="T4">sabes</text:span><text:span text:style-name="T1"> el </text:span><text:span text:style-name="T4">riesgo</text:span><text:span text:style-name="T1"> que corro por la simple y sencilla razón de estar sentada aquí hablando contigo. Alguien podría escuchar nuestra conversación.</text:span></text:p>
      <text:p text:style-name="P4"><text:soft-page-break/><text:span text:style-name="T1"/></text:p>
      <text:p text:style-name="P2"><text:span text:style-name="T5">ESCENA II</text:span></text:p>
      <text:p text:style-name="P4"><text:span text:style-name="T1"/></text:p>
      <text:p text:style-name="P4"><text:span text:style-name="T4">Roberto</text:span><text:span text:style-name="T1"> sale a </text:span><text:span text:style-name="T4">escena</text:span><text:span text:style-name="T1">, se acerca a la </text:span><text:span text:style-name="T4">puerta</text:span><text:span text:style-name="T1"> del baño, pega una oreja en la </text:span><text:span text:style-name="T4">puerta</text:span><text:span text:style-name="T1">. Y toca:</text:span></text:p>
      <text:p text:style-name="P4"><text:span text:style-name="T1"/></text:p>
      <text:p text:style-name="P4"><text:span text:style-name="T4">Roberto</text:span><text:span text:style-name="T1">: ¿Mónica? ¿Qué </text:span><text:span text:style-name="T4">tienes</text:span><text:span text:style-name="T1"> amor? ¿Te sientes bien? Llevas un buen rato ahí </text:span><text:span text:style-name="T4">adentro</text:span><text:span text:style-name="T1">, desde que llegué estás ahí. ¿Te pasa algo?</text:span></text:p>
      <text:p text:style-name="P4"><text:span text:style-name="T1"/></text:p>
      <text:p text:style-name="P4"><text:span text:style-name="T1">Mónica: ¿</text:span><text:span text:style-name="T4">Roberto</text:span><text:span text:style-name="T1">? Has llegado; no, no me pasa nada mi amor. Simples malestares estomacales ya </text:span><text:span text:style-name="T4">sabes</text:span><text:span text:style-name="T1"> comes algo y te cae mal, un poco pesado pero sólo eso, en un momento salgo ya se me está pasando, para que cenemos.</text:span></text:p>
      <text:p text:style-name="P4"><text:span text:style-name="T1"/></text:p>
      <text:p text:style-name="P4"><text:span text:style-name="T1">Mónica cuelga el teléfono sin decir una palabra. Lo deja </text:span><text:span text:style-name="T4">sobre</text:span><text:span text:style-name="T1"> el lavabo, se cubre la cara, se sostiene el cabello, suelta un suspiro de desahogo, abre la </text:span><text:span text:style-name="T4">puerta</text:span><text:span text:style-name="T1"> y se sale del baño.</text:span></text:p>
      <text:p text:style-name="P4"><text:span text:style-name="T1"/></text:p>
      <text:p text:style-name="P4"><text:span text:style-name="T4">Roberto</text:span><text:span text:style-name="T1">: ¿Qué </text:span><text:span text:style-name="T4">tienes</text:span><text:span text:style-name="T1"> </text:span><text:span text:style-name="T4">pequeña</text:span><text:span text:style-name="T1">? ¿Eh? Me preocupas (La abraza fuertemente contra su pecho y le da un beso en la mejilla).</text:span></text:p>
      <text:p text:style-name="P4"><text:span text:style-name="T1"/></text:p>
      <text:p text:style-name="P4"><text:span text:style-name="T1">Mónica: Ya te lo he dicho simples malestares estomacales, pero ya se me pasaron, en serio no te preocupes (Mónica le da un beso apasionado en la boca a </text:span><text:span text:style-name="T4">Roberto</text:span><text:span text:style-name="T1">, lo toma de la mano y </text:span><text:span text:style-name="T4">comienzan</text:span><text:span text:style-name="T1"> a caminar </text:span><text:span text:style-name="T4">fuera</text:span><text:span text:style-name="T1"> de </text:span><text:span text:style-name="T4">escena</text:span><text:span text:style-name="T1">).</text:span></text:p>
      <text:p text:style-name="P4"><text:span text:style-name="T1"/></text:p>
      <text:p text:style-name="P4"><text:span text:style-name="T1">Mónica: ¿</text:span><text:span text:style-name="T4">Tienes</text:span><text:span text:style-name="T1"> hambre para cenar? Mejor te invito un café.</text:span></text:p>
      <text:p text:style-name="P4"><text:span text:style-name="T1"/></text:p>
      <text:p text:style-name="P4"><text:span text:style-name="T4">Roberto</text:span><text:span text:style-name="T1">: ¿En dónde siempre?</text:span></text:p>
      <text:p text:style-name="P4"><text:span text:style-name="T1"/></text:p>
      <text:p text:style-name="P4"><text:span text:style-name="T1">Mónica: Porqué no.</text:span></text:p>
      <text:p text:style-name="P4"><text:span text:style-name="T1"/></text:p>
      <text:p text:style-name="P4"><text:span text:style-name="T4">Roberto</text:span><text:span text:style-name="T1">: ¡Ha! Por cierto, </text:span><text:span text:style-name="T4">espero</text:span><text:span text:style-name="T1"> que no se haya descompuesto la contestadora. Porque ahorita que pasé por la sala estaba grabando.</text:span></text:p>
      <text:p text:style-name="P4"><text:span text:style-name="T1"/></text:p>
      <text:p text:style-name="P4"><text:span text:style-name="T1">FIN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mic Sans MS" svg:font-family="'Comic Sans MS'"/>
    <style:font-face style:name="Georgia" svg:font-family="Georgia"/>
    <style:font-face style:name="Courier Prime" svg:font-family="'Courier Prime'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none" fo:country="none" style:font-name-asian="Times New Roman" style:font-size-asian="10pt" style:language-asian="none" style:country-asian="none" style:font-name-complex="Times New Roman" style:font-size-complex="10pt" style:language-complex="none" style:country-complex="none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loext:opacity="0%" style:font-name="Times New Roman" fo:font-size="10pt" fo:language="es" fo:country="NI" style:font-name-asian="Times New Roman" style:font-size-asian="10pt" style:language-asian="zh" style:country-asian="CN" style:font-name-complex="Times New Roman" style:font-size-complex="10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loext:opacity="100%" style:text-line-through-style="none" style:text-line-through-type="none" style:font-name="Times New Roman" fo:font-family="'Times New Roman'" style:font-family-generic="roman" style:font-pitch="variable" fo:font-size="11pt" fo:font-style="normal" style:text-underline-style="none" fo:font-weight="normal" style:font-name-asian="Times New Roman" style:font-family-asian="'Times New Roman'" style:font-family-generic-asian="roman" style:font-pitch-asian="variable" style:font-size-asian="11pt" style:font-style-asian="normal" style:font-weight-asian="normal" style:font-name-complex="Times New Roman" style:font-family-complex="'Times New Roman'" style:font-family-generic-complex="roman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Standard" style:class="text">
      <style:paragraph-properties fo:margin-top="0.423cm" fo:margin-bottom="0.106cm" style:contextual-spacing="false" fo:line-height="100%" fo:keep-together="always" fo:break-before="auto" fo:break-after="auto" fo:keep-with-next="always" style:writing-mode="lr-tb"/>
      <style:text-properties style:font-name="Arial" fo:font-family="Arial" style:font-family-generic="swiss" style:font-pitch="variable" fo:font-size="16pt" fo:font-weight="bold" style:font-name-asian="Arial" style:font-family-asian="Arial" style:font-family-generic-asian="swiss" style:font-pitch-asian="variabl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class="text">
      <style:paragraph-properties fo:margin-top="0.423cm" fo:margin-bottom="0.106cm" style:contextual-spacing="false" fo:line-height="100%" fo:keep-together="always" fo:break-before="auto" fo:break-after="auto" fo:keep-with-next="always" style:writing-mode="lr-tb"/>
      <style:text-properties style:font-name="Arial" fo:font-family="Arial" style:font-family-generic="swiss" style:font-pitch="variable" fo:font-size="14pt" fo:font-style="italic" fo:font-weight="bold" style:font-name-asian="Arial" style:font-family-asian="Arial" style:font-family-generic-asian="swiss" style:font-pitch-asian="variable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class="text">
      <style:paragraph-properties fo:margin-top="0.423cm" fo:margin-bottom="0.106cm" style:contextual-spacing="false" fo:line-height="100%" fo:keep-together="always" fo:break-before="auto" fo:break-after="auto" fo:keep-with-next="always" style:writing-mode="lr-tb"/>
      <style:text-properties style:font-name="Arial" fo:font-family="Arial" style:font-family-generic="swiss" style:font-pitch="variable" fo:font-size="13pt" fo:font-weight="bold" style:font-name-asian="Arial" style:font-family-asian="Arial" style:font-family-generic-asian="swiss" style:font-pitch-asian="variable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4" style:display-name="Heading 4" style:family="paragraph" style:parent-style-name="Standard" style:class="text">
      <style:paragraph-properties fo:margin-top="0.423cm" fo:margin-bottom="0.106cm" style:contextual-spacing="false" fo:line-height="100%" fo:keep-together="always" fo:break-before="auto" fo:break-after="auto" fo:keep-with-next="always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class="text">
      <style:paragraph-properties fo:margin-top="0.423cm" fo:margin-bottom="0.106cm" style:contextual-spacing="false" fo:line-height="100%" fo:keep-together="always" fo:break-before="auto" fo:break-after="auto" fo:keep-with-next="always" style:writing-mode="lr-tb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class="text">
      <style:paragraph-properties fo:margin-top="0.423cm" fo:margin-bottom="0.106cm" style:contextual-spacing="false" fo:line-height="100%" fo:keep-together="always" fo:break-before="auto" fo:break-after="auto" fo:keep-with-next="always" style:writing-mode="lr-tb"/>
      <style:text-properties fo:font-weight="bold" style:font-weight-asian="bold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847cm" fo:margin-bottom="0.212cm" style:contextual-spacing="false" fo:line-height="100%" fo:keep-together="always" fo:break-before="auto" fo:break-after="auto" fo:keep-with-next="always" style:writing-mode="lr-tb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Standard" style:class="chapter">
      <style:paragraph-properties fo:margin-top="0.635cm" fo:margin-bottom="0.141cm" style:contextual-spacing="false" fo:line-height="100%" fo:keep-together="always" fo:break-before="auto" fo:break-after="auto" fo:keep-with-next="always" style:writing-mode="lr-tb"/>
      <style:text-properties fo:color="#666666" loext:opacity="100%" style:font-name="Georgia" fo:font-family="Georgia" fo:font-size="24pt" fo:font-style="italic" style:font-name-asian="Georgia" style:font-family-asian="Georgia" style:font-size-asian="24pt" style:font-style-asian="italic" style:font-name-complex="Georgia" style:font-family-complex="Georgia" style:font-size-complex="24pt" style:font-style-complex="italic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27cm" fo:margin-bottom="1.27cm" fo:margin-left="1.27cm" fo:margin-right="1.27cm" fo:border="none" fo:padding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6.2.0$Linux_X86_64 LibreOffice_project/10$Build-2</meta:generator>
    <dc:title/>
    <meta:initial-creator/>
    <meta:editing-cycles>8</meta:editing-cycles>
    <dc:date>2021-10-20T21:30:43.802502320</dc:date>
    <meta:editing-duration>PT24M2S</meta:editing-duration>
    <meta:document-statistic meta:table-count="0" meta:image-count="0" meta:object-count="0" meta:page-count="6" meta:paragraph-count="64" meta:word-count="1497" meta:character-count="8358" meta:non-whitespace-character-count="6925"/>
  </office:meta>
</office:document-meta>
</file>